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officeooo:rsid="015e21b3" style:font-size-asian="16pt" style:font-name-complex="Times New Roman1" style:font-size-complex="16pt" style:font-weight-complex="bold"/>
    </style:style>
    <style:style style:name="P2" style:family="paragraph" style:parent-style-name="Standard">
      <style:paragraph-properties fo:text-align="center" style:justify-single-word="false"/>
      <style:text-properties style:font-name="Times New Roman" fo:font-size="16pt" fo:font-weight="bold" officeooo:rsid="015e21b3" style:font-size-asian="16pt" style:font-weight-asian="bold" style:font-name-complex="Times New Roman1" style:font-size-complex="16pt" style:font-weight-complex="bold"/>
    </style:style>
    <style:style style:name="P3" style:family="paragraph" style:parent-style-name="Standard">
      <style:paragraph-properties fo:text-align="justify" style:justify-single-word="false"/>
      <style:text-properties style:font-name="Times New Roman" fo:font-size="12pt" fo:font-weight="normal" officeooo:rsid="001550e5" officeooo:paragraph-rsid="00116230" style:font-size-asian="10.5pt" style:font-weight-asian="normal" style:font-name-complex="Times New Roman1"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275c6c" officeooo:paragraph-rsid="002c1d43" style:font-size-asian="10.5pt" style:font-weight-asian="normal" style:font-name-complex="Times New Roman1"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236472" officeooo:paragraph-rsid="00b9d248" style:font-size-asian="10.5pt" style:font-weight-asian="normal" style:font-name-complex="Times New Roman1"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2dc9ea" officeooo:paragraph-rsid="002e679b" style:font-size-asian="12pt" style:font-weight-asian="normal" style:font-name-complex="Times New Roman1"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39dac3" officeooo:paragraph-rsid="0039dac3"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39dac3" officeooo:paragraph-rsid="003e7a8e"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41c922" officeooo:paragraph-rsid="0041c922" style:font-size-asian="12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541165" officeooo:paragraph-rsid="00541165" style:font-size-asian="12pt" style:font-weight-asian="normal" style:font-name-complex="Times New Roman1"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56ef66" officeooo:paragraph-rsid="0056ef66" style:font-size-asian="12pt" style:font-weight-asian="normal" style:font-name-complex="Times New Roman1"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56ef66" officeooo:paragraph-rsid="005a9730" style:font-size-asian="12pt" style:font-weight-asian="normal" style:font-name-complex="Times New Roman1"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688a68" officeooo:paragraph-rsid="00678208" style:font-size-asian="12pt" style:font-weight-asian="normal" style:font-name-complex="Times New Roman1"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688a68" officeooo:paragraph-rsid="006e543d"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688a68" officeooo:paragraph-rsid="0087b705"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688a68" officeooo:paragraph-rsid="0096675c"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688a68" officeooo:paragraph-rsid="00b757b6"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6e543d" officeooo:paragraph-rsid="006e543d"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9b6b8c" officeooo:paragraph-rsid="009b6b8c"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bold" officeooo:rsid="0016dfca" officeooo:paragraph-rsid="002c1d43" style:font-size-asian="10.5pt" style:font-weight-asian="bold" style:font-name-complex="Times New Roman1" style:font-size-complex="12pt" style:font-weight-complex="bold"/>
    </style:style>
    <style:style style:name="P21" style:family="paragraph" style:parent-style-name="Standard">
      <style:paragraph-properties fo:text-align="justify" style:justify-single-word="false"/>
      <style:text-properties style:font-name="Times New Roman" fo:font-size="12pt" fo:font-weight="bold" officeooo:rsid="000eb0b9" officeooo:paragraph-rsid="00435683" style:font-size-asian="10.5pt" style:font-weight-asian="bold" style:font-name-complex="Times New Roman1" style:font-size-complex="12pt" style:font-weight-complex="bold"/>
    </style:style>
    <style:style style:name="P22" style:family="paragraph" style:parent-style-name="Standard">
      <style:paragraph-properties fo:text-align="justify" style:justify-single-word="false"/>
      <style:text-properties style:font-name="Times New Roman" fo:font-size="12pt" fo:font-weight="bold" officeooo:rsid="002ba053" officeooo:paragraph-rsid="002ba053" style:font-size-asian="12pt" style:font-weight-asian="bold" style:font-name-complex="Times New Roman1" style:font-size-complex="12pt" style:font-weight-complex="bold"/>
    </style:style>
    <style:style style:name="P23" style:family="paragraph" style:parent-style-name="Standard">
      <style:paragraph-properties fo:text-align="justify" style:justify-single-word="false"/>
      <style:text-properties style:font-name="Times New Roman" fo:font-size="12pt" fo:font-weight="bold" officeooo:rsid="002ba053" officeooo:paragraph-rsid="0033287d" style:font-size-asian="12pt" style:font-weight-asian="bold" style:font-name-complex="Times New Roman1" style:font-size-complex="12pt" style:font-weight-complex="bold"/>
    </style:style>
    <style:style style:name="P24" style:family="paragraph" style:parent-style-name="Standard">
      <style:paragraph-properties fo:text-align="justify" style:justify-single-word="false"/>
      <style:text-properties style:font-name="Times New Roman" fo:font-size="12pt" fo:font-weight="bold" officeooo:rsid="002ba053" officeooo:paragraph-rsid="0039dac3" style:font-size-asian="12pt" style:font-weight-asian="bold" style:font-name-complex="Times New Roman1" style:font-size-complex="12pt" style:font-weight-complex="bold"/>
    </style:style>
    <style:style style:name="P25" style:family="paragraph" style:parent-style-name="Standard">
      <style:paragraph-properties fo:text-align="justify" style:justify-single-word="false"/>
      <style:text-properties style:font-name="Times New Roman" fo:font-size="12pt" fo:font-weight="bold" officeooo:rsid="002ba053" officeooo:paragraph-rsid="003f171b" style:font-size-asian="12pt" style:font-weight-asian="bold" style:font-name-complex="Times New Roman1" style:font-size-complex="12pt" style:font-weight-complex="bold"/>
    </style:style>
    <style:style style:name="P26" style:family="paragraph" style:parent-style-name="Standard">
      <style:paragraph-properties fo:text-align="justify" style:justify-single-word="false"/>
      <style:text-properties style:font-name="Times New Roman" fo:font-size="12pt" fo:font-weight="bold" officeooo:rsid="002ba053" officeooo:paragraph-rsid="005334f8" style:font-size-asian="12pt" style:font-weight-asian="bold" style:font-name-complex="Times New Roman1" style:font-size-complex="12pt" style:font-weight-complex="bold"/>
    </style:style>
    <style:style style:name="P27" style:family="paragraph" style:parent-style-name="Standard">
      <style:paragraph-properties fo:text-align="justify" style:justify-single-word="false"/>
      <style:text-properties style:font-name="Times New Roman" fo:font-size="12pt" fo:font-weight="bold" officeooo:rsid="002ba053" officeooo:paragraph-rsid="00559cc1" style:font-size-asian="12pt" style:font-weight-asian="bold" style:font-name-complex="Times New Roman1" style:font-size-complex="12pt" style:font-weight-complex="bold"/>
    </style:style>
    <style:style style:name="P28" style:family="paragraph" style:parent-style-name="Standard">
      <style:paragraph-properties fo:text-align="justify" style:justify-single-word="false"/>
      <style:text-properties style:font-name="Times New Roman" fo:font-size="12pt" fo:font-weight="bold" officeooo:rsid="002ba053" officeooo:paragraph-rsid="005bba92" style:font-size-asian="12pt" style:font-weight-asian="bold" style:font-name-complex="Times New Roman1" style:font-size-complex="12pt" style:font-weight-complex="bold"/>
    </style:style>
    <style:style style:name="P29" style:family="paragraph" style:parent-style-name="Standard">
      <style:paragraph-properties fo:text-align="justify" style:justify-single-word="false"/>
      <style:text-properties style:font-name="Times New Roman" fo:font-size="12pt" fo:font-weight="bold" officeooo:rsid="002ba053" officeooo:paragraph-rsid="00626773" style:font-size-asian="12pt" style:font-weight-asian="bold" style:font-name-complex="Times New Roman1" style:font-size-complex="12pt" style:font-weight-complex="bold"/>
    </style:style>
    <style:style style:name="P30" style:family="paragraph" style:parent-style-name="Standard">
      <style:paragraph-properties fo:text-align="justify" style:justify-single-word="false"/>
      <style:text-properties style:font-name="Times New Roman" fo:font-size="12pt" fo:font-weight="bold" officeooo:rsid="002ba053" officeooo:paragraph-rsid="006aae93" style:font-size-asian="12pt" style:font-weight-asian="bold" style:font-name-complex="Times New Roman1" style:font-size-complex="12pt" style:font-weight-complex="bold"/>
    </style:style>
    <style:style style:name="P31" style:family="paragraph" style:parent-style-name="Standard">
      <style:paragraph-properties fo:text-align="justify" style:justify-single-word="false"/>
      <style:text-properties style:font-name="Times New Roman" fo:font-size="12pt" fo:font-weight="bold" officeooo:rsid="002ba053" officeooo:paragraph-rsid="0096675c" style:font-size-asian="12pt" style:font-weight-asian="bold" style:font-name-complex="Times New Roman1" style:font-size-complex="12pt" style:font-weight-complex="bold"/>
    </style:style>
    <style:style style:name="P32" style:family="paragraph" style:parent-style-name="Standard">
      <style:paragraph-properties fo:text-align="justify" style:justify-single-word="false"/>
      <style:text-properties style:font-name="Times New Roman" fo:font-size="12pt" fo:font-weight="bold" officeooo:rsid="002ba053" officeooo:paragraph-rsid="00b9d248" style:font-size-asian="12pt" style:font-weight-asian="bold" style:font-name-complex="Times New Roman1" style:font-size-complex="12pt" style:font-weight-complex="bold"/>
    </style:style>
    <style:style style:name="P33" style:family="paragraph" style:parent-style-name="Standard">
      <style:paragraph-properties fo:text-align="justify" style:justify-single-word="false"/>
      <style:text-properties style:font-name="Times New Roman" fo:font-size="12pt" fo:font-weight="bold" officeooo:rsid="002ba053" officeooo:paragraph-rsid="00d6b287" style:font-size-asian="12pt" style:font-weight-asian="bold" style:font-name-complex="Times New Roman1" style:font-size-complex="12pt" style:font-weight-complex="bold"/>
    </style:style>
    <style:style style:name="P34" style:family="paragraph" style:parent-style-name="Standard">
      <style:paragraph-properties fo:text-align="justify" style:justify-single-word="false"/>
      <style:text-properties style:font-name="Times New Roman" fo:font-size="14pt" fo:font-weight="bold" officeooo:rsid="0016dfca" officeooo:paragraph-rsid="0029daed" style:font-size-asian="14pt" style:font-weight-asian="bold" style:font-name-complex="Times New Roman1" style:font-size-complex="14pt" style:font-weight-complex="bold"/>
    </style:style>
    <style:style style:name="P35" style:family="paragraph" style:parent-style-name="Standard">
      <style:paragraph-properties fo:text-align="justify" style:justify-single-word="false"/>
      <style:text-properties style:font-name="Times New Roman" fo:font-size="14pt" fo:font-weight="bold" officeooo:rsid="002ba053" officeooo:paragraph-rsid="005a9730" style:font-size-asian="14pt" style:font-weight-asian="bold" style:font-name-complex="Times New Roman1" style:font-size-complex="14pt" style:font-weight-complex="bold"/>
    </style:style>
    <style:style style:name="P36" style:family="paragraph" style:parent-style-name="Standard">
      <style:paragraph-properties fo:text-align="justify" style:justify-single-word="false"/>
      <style:text-properties officeooo:paragraph-rsid="005bba92"/>
    </style:style>
    <style:style style:name="P37" style:family="paragraph" style:parent-style-name="Standard">
      <style:paragraph-properties fo:text-align="justify" style:justify-single-word="false"/>
      <style:text-properties officeooo:paragraph-rsid="00678208"/>
    </style:style>
    <style:style style:name="P38" style:family="paragraph" style:parent-style-name="Standard">
      <style:paragraph-properties fo:text-align="justify" style:justify-single-word="false"/>
      <style:text-properties officeooo:paragraph-rsid="00c54c13"/>
    </style:style>
    <style:style style:name="P39" style:family="paragraph" style:parent-style-name="Standard">
      <style:paragraph-properties fo:text-align="justify" style:justify-single-word="false"/>
      <style:text-properties officeooo:paragraph-rsid="00d735dc"/>
    </style:style>
    <style:style style:name="P40" style:family="paragraph" style:parent-style-name="Standard">
      <style:paragraph-properties fo:text-align="justify" style:justify-single-word="false"/>
      <style:text-properties style:font-name="Times New Roman" fo:font-size="12pt" fo:font-weight="normal" officeooo:rsid="00d8acf9" officeooo:paragraph-rsid="00daedf7" style:font-size-asian="12pt" style:font-weight-asian="normal" style:font-name-complex="Times New Roman1" style:font-size-complex="12pt" style:font-weight-complex="normal"/>
    </style:style>
    <style:style style:name="P41" style:family="paragraph" style:parent-style-name="Standard">
      <style:paragraph-properties fo:text-align="justify" style:justify-single-word="false"/>
      <style:text-properties style:font-name="Times New Roman" fo:font-size="12pt" fo:font-weight="normal" officeooo:rsid="00688a68" officeooo:paragraph-rsid="0096675c" style:font-size-asian="12pt" style:font-weight-asian="normal" style:font-name-complex="Times New Roman1" style:font-size-complex="12pt" style:font-weight-complex="normal"/>
    </style:style>
    <style:style style:name="P42" style:family="paragraph" style:parent-style-name="Standard">
      <style:paragraph-properties fo:text-align="justify" style:justify-single-word="false"/>
      <style:text-properties style:font-name="Times New Roman" fo:font-size="12pt" fo:font-weight="normal" officeooo:rsid="009b6b8c" officeooo:paragraph-rsid="009b6b8c" style:font-size-asian="12pt" style:font-weight-asian="normal" style:font-name-complex="Times New Roman1" style:font-size-complex="12pt" style:font-weight-complex="normal"/>
    </style:style>
    <style:style style:name="P43" style:family="paragraph" style:parent-style-name="Standard">
      <style:paragraph-properties fo:text-align="justify" style:justify-single-word="false"/>
      <style:text-properties style:font-name="Times New Roman" fo:font-size="12pt" fo:font-weight="normal" officeooo:rsid="00236472" officeooo:paragraph-rsid="00b9d248" style:font-size-asian="10.5pt" style:font-weight-asian="normal" style:font-name-complex="Times New Roman1" style:font-size-complex="12pt" style:font-weight-complex="normal"/>
    </style:style>
    <style:style style:name="P44" style:family="paragraph" style:parent-style-name="Standard">
      <style:paragraph-properties fo:text-align="justify" style:justify-single-word="false"/>
      <style:text-properties style:font-name="Times New Roman" fo:font-size="12pt" fo:font-weight="normal" officeooo:rsid="00d8acf9" officeooo:paragraph-rsid="00daedf7" style:font-size-asian="10.5pt" style:font-weight-asian="normal" style:font-name-complex="Times New Roman1" style:font-size-complex="12pt" style:font-weight-complex="normal"/>
    </style:style>
    <style:style style:name="P45" style:family="paragraph" style:parent-style-name="Standard">
      <style:paragraph-properties fo:text-align="justify" style:justify-single-word="false"/>
      <style:text-properties style:font-name="Times New Roman" fo:font-size="12pt" fo:font-weight="normal" officeooo:rsid="00f8be7b" officeooo:paragraph-rsid="00f8be7b" style:font-size-asian="10.5pt" style:font-weight-asian="normal" style:font-name-complex="Times New Roman1" style:font-size-complex="12pt" style:font-weight-complex="normal"/>
    </style:style>
    <style:style style:name="P46" style:family="paragraph" style:parent-style-name="Standard">
      <style:paragraph-properties fo:text-align="justify" style:justify-single-word="false"/>
      <style:text-properties style:font-name="Times New Roman" fo:font-size="12pt" fo:font-weight="normal" officeooo:rsid="00f8be7b" officeooo:paragraph-rsid="0103aca9" style:font-size-asian="10.5pt" style:font-weight-asian="normal" style:font-name-complex="Times New Roman1" style:font-size-complex="12pt" style:font-weight-complex="normal"/>
    </style:style>
    <style:style style:name="P47" style:family="paragraph" style:parent-style-name="Standard">
      <style:paragraph-properties fo:text-align="justify" style:justify-single-word="false"/>
      <style:text-properties style:font-name="Times New Roman" fo:font-size="12pt" fo:font-weight="normal" officeooo:rsid="00fada13" officeooo:paragraph-rsid="00fada13" style:font-size-asian="10.5pt" style:font-weight-asian="normal" style:font-name-complex="Times New Roman1" style:font-size-complex="12pt" style:font-weight-complex="normal"/>
    </style:style>
    <style:style style:name="P48" style:family="paragraph" style:parent-style-name="Standard">
      <style:paragraph-properties fo:text-align="justify" style:justify-single-word="false"/>
      <style:text-properties style:font-name="Times New Roman" fo:font-size="12pt" fo:font-weight="normal" officeooo:rsid="01120833" officeooo:paragraph-rsid="01120833" style:font-size-asian="10.5pt" style:font-weight-asian="normal" style:font-name-complex="Times New Roman1" style:font-size-complex="12pt" style:font-weight-complex="normal"/>
    </style:style>
    <style:style style:name="P49" style:family="paragraph" style:parent-style-name="Standard">
      <style:paragraph-properties fo:text-align="justify" style:justify-single-word="false"/>
      <style:text-properties style:font-name="Times New Roman" fo:font-size="12pt" fo:font-weight="bold" officeooo:rsid="002ba053" officeooo:paragraph-rsid="00f602dc" style:font-size-asian="12pt" style:font-weight-asian="bold" style:font-name-complex="Times New Roman1" style:font-size-complex="12pt" style:font-weight-complex="bold"/>
    </style:style>
    <style:style style:name="P50" style:family="paragraph" style:parent-style-name="Standard">
      <style:paragraph-properties fo:text-align="justify" style:justify-single-word="false"/>
      <style:text-properties style:font-name="Times New Roman" fo:font-size="12pt" fo:font-weight="bold" officeooo:rsid="002ba053" officeooo:paragraph-rsid="010c826e" style:font-size-asian="12pt" style:font-weight-asian="bold" style:font-name-complex="Times New Roman1" style:font-size-complex="12pt" style:font-weight-complex="bold"/>
    </style:style>
    <style:style style:name="P51" style:family="paragraph" style:parent-style-name="Standard">
      <style:paragraph-properties fo:text-align="justify" style:justify-single-word="false"/>
      <style:text-properties style:font-name="Times New Roman" fo:font-size="12pt" fo:font-weight="bold" officeooo:rsid="002ba053" officeooo:paragraph-rsid="0119e533" style:font-size-asian="12pt" style:font-weight-asian="bold" style:font-name-complex="Times New Roman1" style:font-size-complex="12pt" style:font-weight-complex="bold"/>
    </style:style>
    <style:style style:name="P52" style:family="paragraph" style:parent-style-name="Standard">
      <style:paragraph-properties fo:text-align="justify" style:justify-single-word="false"/>
      <style:text-properties officeooo:paragraph-rsid="00d735dc"/>
    </style:style>
    <style:style style:name="T1" style:family="text">
      <style:text-properties officeooo:rsid="01606083"/>
    </style:style>
    <style:style style:name="T2" style:family="text">
      <style:text-properties fo:font-weight="normal" officeooo:rsid="00116230" style:font-weight-asian="normal" style:font-weight-complex="normal"/>
    </style:style>
    <style:style style:name="T3" style:family="text">
      <style:text-properties fo:font-weight="normal" officeooo:rsid="0011fb07" style:font-weight-asian="normal" style:font-weight-complex="normal"/>
    </style:style>
    <style:style style:name="T4" style:family="text">
      <style:text-properties fo:font-weight="normal" officeooo:rsid="00140986" style:font-weight-asian="normal" style:font-weight-complex="normal"/>
    </style:style>
    <style:style style:name="T5" style:family="text">
      <style:text-properties fo:font-weight="normal" officeooo:rsid="00146db0" style:font-weight-asian="normal" style:font-weight-complex="normal"/>
    </style:style>
    <style:style style:name="T6" style:family="text">
      <style:text-properties fo:font-weight="normal" officeooo:rsid="001516be" style:font-weight-asian="normal" style:font-weight-complex="normal"/>
    </style:style>
    <style:style style:name="T7" style:family="text">
      <style:text-properties fo:font-weight="normal" officeooo:rsid="001550e5" style:font-weight-asian="normal" style:font-weight-complex="normal"/>
    </style:style>
    <style:style style:name="T8" style:family="text">
      <style:text-properties fo:font-weight="normal" officeooo:rsid="0017ae22" style:font-weight-asian="normal" style:font-weight-complex="normal"/>
    </style:style>
    <style:style style:name="T9" style:family="text">
      <style:text-properties fo:font-weight="normal" officeooo:rsid="00195a5d" style:font-weight-asian="normal" style:font-weight-complex="normal"/>
    </style:style>
    <style:style style:name="T10" style:family="text">
      <style:text-properties fo:font-weight="normal" officeooo:rsid="0019cc58" style:font-weight-asian="normal" style:font-weight-complex="normal"/>
    </style:style>
    <style:style style:name="T11" style:family="text">
      <style:text-properties fo:font-weight="normal" officeooo:rsid="0024a7e3" style:font-weight-asian="normal" style:font-weight-complex="normal"/>
    </style:style>
    <style:style style:name="T12" style:family="text">
      <style:text-properties fo:font-weight="normal" officeooo:rsid="0024b2d8" style:font-weight-asian="normal" style:font-weight-complex="normal"/>
    </style:style>
    <style:style style:name="T13" style:family="text">
      <style:text-properties fo:font-weight="normal" officeooo:rsid="0025148d" style:font-weight-asian="normal" style:font-weight-complex="normal"/>
    </style:style>
    <style:style style:name="T14" style:family="text">
      <style:text-properties fo:font-weight="normal" officeooo:rsid="0025cd5b" style:font-weight-asian="normal" style:font-weight-complex="normal"/>
    </style:style>
    <style:style style:name="T15" style:family="text">
      <style:text-properties fo:font-weight="normal" officeooo:rsid="0026c3c8" style:font-weight-asian="normal" style:font-weight-complex="normal"/>
    </style:style>
    <style:style style:name="T16" style:family="text">
      <style:text-properties fo:font-weight="normal" officeooo:rsid="0026da44" style:font-weight-asian="normal" style:font-weight-complex="normal"/>
    </style:style>
    <style:style style:name="T17" style:family="text">
      <style:text-properties fo:font-weight="normal" officeooo:rsid="00275c6c" style:font-weight-asian="normal" style:font-weight-complex="normal"/>
    </style:style>
    <style:style style:name="T18" style:family="text">
      <style:text-properties fo:font-weight="normal" officeooo:rsid="004f763a" style:font-weight-asian="normal" style:font-weight-complex="normal"/>
    </style:style>
    <style:style style:name="T19" style:family="text">
      <style:text-properties fo:font-weight="normal" officeooo:rsid="00506f95" style:font-weight-asian="normal" style:font-weight-complex="normal"/>
    </style:style>
    <style:style style:name="T20" style:family="text">
      <style:text-properties fo:font-weight="normal" officeooo:rsid="00518eb0" style:font-weight-asian="normal" style:font-weight-complex="normal"/>
    </style:style>
    <style:style style:name="T21" style:family="text">
      <style:text-properties fo:font-weight="normal" officeooo:rsid="011fd13e" style:font-weight-asian="normal" style:font-weight-complex="normal"/>
    </style:style>
    <style:style style:name="T22" style:family="text">
      <style:text-properties fo:font-weight="normal" officeooo:rsid="012274c3" style:font-weight-asian="normal" style:font-weight-complex="normal"/>
    </style:style>
    <style:style style:name="T23" style:family="text">
      <style:text-properties fo:font-weight="normal" officeooo:rsid="0122f999" style:font-weight-asian="normal" style:font-weight-complex="normal"/>
    </style:style>
    <style:style style:name="T24" style:family="text">
      <style:text-properties fo:font-weight="normal" officeooo:rsid="0124c7ce" style:font-weight-asian="normal" style:font-weight-complex="normal"/>
    </style:style>
    <style:style style:name="T25" style:family="text">
      <style:text-properties fo:font-weight="normal" officeooo:rsid="0126ba6f" style:font-weight-asian="normal" style:font-weight-complex="normal"/>
    </style:style>
    <style:style style:name="T26" style:family="text">
      <style:text-properties fo:font-weight="normal" officeooo:rsid="0126c422" style:font-weight-asian="normal" style:font-weight-complex="normal"/>
    </style:style>
    <style:style style:name="T27" style:family="text">
      <style:text-properties officeooo:rsid="0029daed"/>
    </style:style>
    <style:style style:name="T28" style:family="text">
      <style:text-properties fo:font-size="14pt" style:font-size-asian="14pt" style:font-size-complex="14pt"/>
    </style:style>
    <style:style style:name="T29" style:family="text">
      <style:text-properties fo:font-size="14pt" officeooo:rsid="00275c6c" style:font-size-asian="14pt" style:font-size-complex="14pt"/>
    </style:style>
    <style:style style:name="T30" style:family="text">
      <style:text-properties officeooo:rsid="002e679b"/>
    </style:style>
    <style:style style:name="T31" style:family="text">
      <style:text-properties officeooo:rsid="00339132"/>
    </style:style>
    <style:style style:name="T32" style:family="text">
      <style:text-properties officeooo:rsid="003a9d28"/>
    </style:style>
    <style:style style:name="T33" style:family="text">
      <style:text-properties officeooo:rsid="003bd1db"/>
    </style:style>
    <style:style style:name="T34" style:family="text">
      <style:text-properties officeooo:rsid="003f171b"/>
    </style:style>
    <style:style style:name="T35" style:family="text">
      <style:text-properties officeooo:rsid="003f70e4"/>
    </style:style>
    <style:style style:name="T36" style:family="text">
      <style:text-properties officeooo:rsid="0044131d"/>
    </style:style>
    <style:style style:name="T37" style:family="text">
      <style:text-properties officeooo:rsid="005334f8"/>
    </style:style>
    <style:style style:name="T38" style:family="text">
      <style:text-properties officeooo:rsid="0056ef66"/>
    </style:style>
    <style:style style:name="T39" style:family="text">
      <style:text-properties officeooo:rsid="005a9730"/>
    </style:style>
    <style:style style:name="T40" style:family="text">
      <style:text-properties officeooo:rsid="005bba92"/>
    </style:style>
    <style:style style:name="T41" style:family="text">
      <style:text-properties officeooo:rsid="0060b653"/>
    </style:style>
    <style:style style:name="T42" style:family="text">
      <style:text-properties style:font-name="Times New Roman" fo:font-size="12pt" fo:font-weight="normal" officeooo:rsid="0056ef66" style:font-size-asian="12pt" style:font-weight-asian="normal" style:font-name-complex="Times New Roman1" style:font-size-complex="12pt" style:font-weight-complex="normal"/>
    </style:style>
    <style:style style:name="T43" style:family="text">
      <style:text-properties style:font-name="Times New Roman" fo:font-size="12pt" fo:font-weight="normal" officeooo:rsid="005e5dab" style:font-size-asian="12pt" style:font-weight-asian="normal" style:font-name-complex="Times New Roman1" style:font-size-complex="12pt" style:font-weight-complex="normal"/>
    </style:style>
    <style:style style:name="T44" style:family="text">
      <style:text-properties style:font-name="Times New Roman" fo:font-size="12pt" fo:font-weight="normal" officeooo:rsid="0061ae1c"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678208"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688a68"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76f209"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89a1d0" style:font-size-asian="12pt" style:font-weight-asian="normal" style:font-name-complex="Times New Roman1" style:font-size-complex="12pt" style:font-weight-complex="normal"/>
    </style:style>
    <style:style style:name="T49" style:family="text">
      <style:text-properties style:font-name="Times New Roman" fo:font-size="12pt" fo:font-weight="normal" officeooo:rsid="008e9abc" style:font-size-asian="12pt" style:font-weight-asian="normal" style:font-name-complex="Times New Roman1" style:font-size-complex="12pt" style:font-weight-complex="normal"/>
    </style:style>
    <style:style style:name="T50" style:family="text">
      <style:text-properties style:font-name="Times New Roman" fo:font-size="12pt" fo:font-weight="normal" officeooo:rsid="008ec47c" style:font-size-asian="12pt" style:font-weight-asian="normal" style:font-name-complex="Times New Roman1" style:font-size-complex="12pt" style:font-weight-complex="normal"/>
    </style:style>
    <style:style style:name="T51" style:family="text">
      <style:text-properties style:font-name="Times New Roman" fo:font-size="12pt" fo:font-weight="normal" officeooo:rsid="008f36c4" style:font-size-asian="12pt" style:font-weight-asian="normal" style:font-name-complex="Times New Roman1" style:font-size-complex="12pt" style:font-weight-complex="normal"/>
    </style:style>
    <style:style style:name="T52" style:family="text">
      <style:text-properties style:font-name="Times New Roman" fo:font-size="12pt" fo:font-weight="normal" officeooo:rsid="009020ba" style:font-size-asian="12pt" style:font-weight-asian="normal" style:font-name-complex="Times New Roman1" style:font-size-complex="12pt" style:font-weight-complex="normal"/>
    </style:style>
    <style:style style:name="T53" style:family="text">
      <style:text-properties style:font-name="Times New Roman" fo:font-size="12pt" fo:font-weight="normal" officeooo:rsid="00bdd790" style:font-size-asian="12pt" style:font-weight-asian="normal" style:font-name-complex="Times New Roman1" style:font-size-complex="12pt" style:font-weight-complex="normal"/>
    </style:style>
    <style:style style:name="T54" style:family="text">
      <style:text-properties style:font-name="Times New Roman" fo:font-size="12pt" fo:font-weight="normal" officeooo:rsid="00c54c13" style:font-size-asian="12pt" style:font-weight-asian="normal" style:font-name-complex="Times New Roman1" style:font-size-complex="12pt" style:font-weight-complex="normal"/>
    </style:style>
    <style:style style:name="T55" style:family="text">
      <style:text-properties officeooo:rsid="006aae93"/>
    </style:style>
    <style:style style:name="T56" style:family="text">
      <style:text-properties officeooo:rsid="006c64cd"/>
    </style:style>
    <style:style style:name="T57" style:family="text">
      <style:text-properties officeooo:rsid="0072d3e2"/>
    </style:style>
    <style:style style:name="T58" style:family="text">
      <style:text-properties officeooo:rsid="0079fd1d"/>
    </style:style>
    <style:style style:name="T59" style:family="text">
      <style:text-properties officeooo:rsid="0087b705"/>
    </style:style>
    <style:style style:name="T60" style:family="text">
      <style:text-properties officeooo:rsid="00983a52"/>
    </style:style>
    <style:style style:name="T61" style:family="text">
      <style:text-properties officeooo:rsid="009d0afb"/>
    </style:style>
    <style:style style:name="T62" style:family="text">
      <style:text-properties officeooo:rsid="009da311"/>
    </style:style>
    <style:style style:name="T63" style:family="text">
      <style:text-properties officeooo:rsid="00b9d248"/>
    </style:style>
    <style:style style:name="T64" style:family="text">
      <style:text-properties style:font-size-asian="12pt"/>
    </style:style>
    <style:style style:name="T65" style:family="text">
      <style:text-properties officeooo:rsid="00c54c13" style:font-size-asian="12pt"/>
    </style:style>
    <style:style style:name="T66" style:family="text">
      <style:text-properties officeooo:rsid="00d9feea" style:font-size-asian="12pt"/>
    </style:style>
    <style:style style:name="T67" style:family="text">
      <style:text-properties officeooo:rsid="00df09cd" style:font-size-asian="12pt"/>
    </style:style>
    <style:style style:name="T68" style:family="text">
      <style:text-properties officeooo:rsid="010587f5" style:font-size-asian="12pt"/>
    </style:style>
    <style:style style:name="T69" style:family="text">
      <style:text-properties officeooo:rsid="0106cc8c" style:font-size-asian="12pt"/>
    </style:style>
    <style:style style:name="T70" style:family="text">
      <style:text-properties officeooo:rsid="01138d48" style:font-size-asian="12pt"/>
    </style:style>
    <style:style style:name="T71" style:family="text">
      <style:text-properties officeooo:rsid="0115557a" style:font-size-asian="12pt"/>
    </style:style>
    <style:style style:name="T72" style:family="text">
      <style:text-properties officeooo:rsid="011562d0" style:font-size-asian="12pt"/>
    </style:style>
    <style:style style:name="T73" style:family="text">
      <style:text-properties officeooo:rsid="01164a51" style:font-size-asian="12pt"/>
    </style:style>
    <style:style style:name="T74" style:family="text">
      <style:text-properties officeooo:rsid="01165d01" style:font-size-asian="12pt"/>
    </style:style>
    <style:style style:name="T75" style:family="text">
      <style:text-properties officeooo:rsid="01172246" style:font-size-asian="12pt"/>
    </style:style>
    <style:style style:name="T76" style:family="text">
      <style:text-properties officeooo:rsid="00d859d9"/>
    </style:style>
    <style:style style:name="T77" style:family="text">
      <style:text-properties fo:font-style="italic" style:font-size-asian="12pt" style:font-style-asian="italic" style:font-style-complex="italic"/>
    </style:style>
    <style:style style:name="T78" style:family="text">
      <style:text-properties fo:font-style="italic" officeooo:rsid="00df09cd" style:font-size-asian="12pt" style:font-style-asian="italic" style:font-style-complex="italic"/>
    </style:style>
    <style:style style:name="T79" style:family="text">
      <style:text-properties fo:font-style="italic" officeooo:rsid="00f91dbc" style:font-size-asian="12pt" style:font-style-asian="italic" style:font-style-complex="italic"/>
    </style:style>
    <style:style style:name="T80" style:family="text">
      <style:text-properties officeooo:rsid="00e1eeac"/>
    </style:style>
    <style:style style:name="T81" style:family="text">
      <style:text-properties officeooo:rsid="00f766eb"/>
    </style:style>
    <style:style style:name="T82" style:family="text">
      <style:text-properties officeooo:rsid="00f7753f"/>
    </style:style>
    <style:style style:name="T83" style:family="text">
      <style:text-properties fo:font-style="normal" style:font-size-asian="12pt" style:font-style-asian="normal" style:font-style-complex="normal"/>
    </style:style>
    <style:style style:name="T84" style:family="text">
      <style:text-properties fo:font-style="normal" officeooo:rsid="00f91dbc" style:font-size-asian="12pt" style:font-style-asian="normal" style:font-style-complex="normal"/>
    </style:style>
    <style:style style:name="T85" style:family="text">
      <style:text-properties officeooo:rsid="010c826e"/>
    </style:style>
    <style:style style:name="T86" style:family="text">
      <style:text-properties officeooo:rsid="010d3083"/>
    </style:style>
    <style:style style:name="T87" style:family="text">
      <style:text-properties officeooo:rsid="0119e533"/>
    </style:style>
    <style:style style:name="T88" style:family="text">
      <style:text-properties officeooo:rsid="011fc3e0"/>
    </style:style>
    <style:style style:name="T89" style:family="text">
      <style:text-properties officeooo:rsid="01274de8"/>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run-through="background" style:wrap="run-through" style:number-wrapped-paragraphs="no-limit"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fo:padding="0.049cm"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earest - </text:span>Neighbour Dependent Similarity in Recommender Systems</text:p>
      <text:p text:style-name="P1"/>
      <text:p text:style-name="P21"><text:span text:style-name="T28">Abstract:</text:span> </text:p>
      <text:p text:style-name="P21"><text:span text:style-name="T4">R</text:span><text:span text:style-name="T2">ecommendation </text:span><text:span text:style-name="T8">S</text:span><text:span text:style-name="T2">ystem </text:span><text:span text:style-name="T8">(RS)</text:span><text:span text:style-name="T2"> </text:span><text:span text:style-name="T12">is a program that provides suggestions about</text:span><text:span text:style-name="T2"> varie</text:span><text:span text:style-name="T11">t</text:span><text:span text:style-name="T2">y of items to the users </text:span><text:span text:style-name="T12">according to their interests</text:span><text:span text:style-name="T2">. </text:span><text:span text:style-name="T12">They are used in various industries like e-commerce, entertainment, tours and travels etc. </text:span><text:span text:style-name="T13">A recommender system tries to predict preference or rating a user is expected to give to an item.</text:span><text:span text:style-name="T2"> </text:span><text:span text:style-name="T3">One of the approach is collaborative filtering in which we find out the similarity either </text:span><text:span text:style-name="T13">between</text:span><text:span text:style-name="T3"> the users or the </text:span><text:span text:style-name="T13">between </text:span><text:span text:style-name="T3">items to fetch ratings from the most similar entities. </text:span><text:span text:style-name="T5">Multiple similarity metrics like cosine similarity and Pearson Correlation Coefficient similarity are used as basic feature extraction </text:span><text:span text:style-name="T6">methods. </text:span><text:span text:style-name="T7">In this research paper, we will discuss about a new similarity metric which is inspired by cosine similarity</text:span><text:span text:style-name="T13"> and compare its performance with the other two.</text:span></text:p>
      <text:p text:style-name="P3"/>
      <text:p text:style-name="P20"><text:span text:style-name="T29">1. </text:span><text:span text:style-name="T28">Introduction:</text:span></text:p>
      <text:p text:style-name="P20"><text:span text:style-name="T8">Recommender Systems </text:span><text:span text:style-name="T9">(RSs) have become a </text:span><text:span text:style-name="T10">common need for most of the businesses. </text:span><text:span text:style-name="T18">They are supposed to provide improved decision making process. </text:span><text:span text:style-name="T19">They help in reducing computational costs of finding newer items for the users. </text:span><text:span text:style-name="T14">Nowadays almost every business possess some sort of recommendation system in order to predict preferences </text:span><text:span text:style-name="T15">or ratings </text:span><text:span text:style-name="T14">of items for </text:span><text:span text:style-name="T15">its</text:span><text:span text:style-name="T14"> users. </text:span><text:span text:style-name="T20">The tech giants like Google and Amazon use recommender system in almost all of their services. </text:span><text:span text:style-name="T16">The method followed by recommendation system is very simple. It tries to know the behaviour of user towards certain item using </text:span><text:span text:style-name="T17">certain</text:span><text:span text:style-name="T16"> algorithms. </text:span><text:span text:style-name="T17">The process to build a recommender system consists of various stages.</text:span></text:p>
      <text:p text:style-name="P4"/>
      <text:p text:style-name="P34"><text:span text:style-name="T27">2. Phases of building Recommendation System</text:span>:</text:p>
      <text:p text:style-name="P34"/>
      <text:p text:style-name="P22">2.1 Data Collection Phase:</text:p>
      <text:p text:style-name="P6">In this phase, the main focus is on collecting data from different users who are consumers of the business. <text:span text:style-name="T30">This data helps in building the user-item matrix by getting rating vectors or preference vectors for each user. More the users providing preference to the items, better the profile and prediction performance. In order to provide better results, the RS needs to get most possible information from the users. There are different ways to fetch data from users. One of the way is explicit feedback, where user gives rating or like/dislike to an item. The other way is the implicit feedback where the preference of the item is given by how many times a user visits a particular item. The most common way is the hybrid feedback which is combination of both implicit and explicit feedbacks.</text:span></text:p>
      <text:p text:style-name="P6"/>
      <text:p text:style-name="P23">2.1.<text:span text:style-name="T31">1</text:span> <text:span text:style-name="T31">Explicit Feedback</text:span>:</text:p>
      <text:p text:style-name="P8">This feedback system asks the users to provide ratings or likes/dislikes based upon their experience with the items. The performance of the RS using explicit feedback depends upon the quantity of ratings provided by the user which is sometimes the shortcoming of this feedback system as users do not prefer providing ratings to all the items visited because it requires efforts from their side. Inspite of all these shortcomings, it is the most preferred system as it provides more reliable information.</text:p>
      <text:p text:style-name="P7"/>
      <text:p text:style-name="P24">2.1.<text:span text:style-name="T34">2</text:span> <text:span text:style-name="T32">Implicit Feedback</text:span>:</text:p>
      <text:p text:style-name="P7">This feedback system a<text:span text:style-name="T33">utomatically fetches users’ preferences based upon their number of visits to the particular item. This system reduces efforts of users to rate the items. But this makes the system less accurate as the users may visit the particular item multiple times and end up disliking it. So, multiple time visiting does not guarantee whether the user would like or give a higher rating to an item. There are various behavioural oberservations which need to be infered for each user’s visit to the item.</text:span></text:p>
      <text:p text:style-name="P7"><text:soft-page-break/></text:p>
      <text:p text:style-name="P25">2.1.<text:span text:style-name="T34">2</text:span> <text:span text:style-name="T35">Hybrid Feedback</text:span>:</text:p>
      <text:p text:style-name="P9">Hybrid feedback system combines the strength of both explicit and implicit feedback systems to increase performance. <text:span text:style-name="T36">Implicit data and explicit data are used together to put a check on fallacy in data. Explicit data is used to counter the implicit data redundancy while implicit data is used to fulfill the shortage of explicit data. YouTube uses this system to predict items to users either based upon likes (explicit) or the number of views (implicit).</text:span></text:p>
      <text:p text:style-name="P9"/>
      <text:p text:style-name="P26">2.<text:span text:style-name="T37">2 Training Phase</text:span>:</text:p>
      <text:p text:style-name="P10">In training phase the data collected is used to extract features either of users or items and they are used <text:span text:style-name="T38">as building blocks for the algorithms. Features are extracted as per the needs of a particular algorithm. Various types of recommendation filtering methods are used to create the models.</text:span></text:p>
      <text:p text:style-name="P10"/>
      <text:p text:style-name="P27">2.<text:span text:style-name="T39">3 Prediction Phase</text:span>:</text:p>
      <text:p text:style-name="P11"><text:span text:style-name="T57">In this phase,</text:span> predict<text:span text:style-name="T57">ion of</text:span> the rating or preference <text:span text:style-name="T57">which</text:span> a user is expected to give to an item <text:span text:style-name="T57">is done</text:span>. This prediction is made using the <text:span text:style-name="T39">features created in training phase and building algorithm over it.</text:span></text:p>
      <text:p text:style-name="P11"/>
      <text:p text:style-name="P35"><text:span text:style-name="T39">3 Recommendation Filtering Methods</text:span>:</text:p>
      <text:p text:style-name="P12">It is use <text:span text:style-name="T39">There are various methods to filter out recommendations. Some use the user-item matrix to predict recommendations while some use the profiles of users and items, generally called metadata to predict the ratings. They are generally divided into two broad categories:</text:span></text:p>
      <text:p text:style-name="P12"/>
      <text:p text:style-name="P28"><text:span text:style-name="T40">3.1 Content-Based Filtering</text:span>:</text:p>
      <text:p text:style-name="P36"><text:span text:style-name="T42">It is </text:span><text:span text:style-name="T43">In this type of filtering technique which uses the user profile and item profile to generate predictions. The profile usually contains metadata of users and items. This metadata is used to extract features and then various machine learnining models can be built on the top on those features. For example, when </text:span><text:span text:style-name="T44">text </text:span><text:span text:style-name="T43">documents like publications, websites etc are to be recommended, then the features are extracted using Natural Language Processing (NLP) techniques like Bag of Words, Term Frequency Inverse Document Frequency (TF-IDF), Word2Vec, </text:span>Bidirectional Encoder Representations from Transformers <text:span text:style-name="T41">(BERT) etc. Now on these features we may build various machine learning models like Naive Bayes, K-Nearest Neighbors, Linear Regression, Decision Trees or Neural Networks. The main disadvantage of this technique is that we need to have in-depth knowledge about items and users.</text:span></text:p>
      <text:p text:style-name="P36"/>
      <text:p text:style-name="P29"><text:span text:style-name="T40">3.2 Collaborative Filtering</text:span>:</text:p>
      <text:p text:style-name="P37"><text:span text:style-name="T45">Collaborative filtering is independent of literature of item/user domain or profile. It is a better technique for data where metadata is either inadequate or cannot be easily obtained </text:span><text:span text:style-name="T46">like </text:span><text:span text:style-name="T47">in the cases of</text:span><text:span text:style-name="T46"> movies, music, pictures etc. </text:span><text:span text:style-name="T48">So, here the implicit feedback and explicit feedback play most important role in making recommendations. </text:span><text:span text:style-name="T46">Here the ratings given by users play an important role in creation of the models. </text:span><text:span text:style-name="T49">It also has a few disadvantages like sparsity problem and cold start problem. </text:span><text:span text:style-name="T50">Sparsity occurs when very few explicit feedback ratings are available for making recommendation model. Cold Start Problem occurs when a new user </text:span><text:span text:style-name="T51">or item </text:span><text:span text:style-name="T50">is added to the list </text:span><text:span text:style-name="T51">for which ratings are not present</text:span><text:span text:style-name="T50">. </text:span><text:span text:style-name="T52">This makes it difficult to create similarity matrices.</text:span><text:span text:style-name="T50"> </text:span><text:span text:style-name="T46">This technique can be further classified into two categories:</text:span></text:p>
      <text:p text:style-name="P13"/>
      <text:p text:style-name="P30"><text:span text:style-name="T56">3</text:span>.<text:span text:style-name="T56">2</text:span>.<text:span text:style-name="T56">1</text:span> <text:span text:style-name="T56">Model-Based Techniques:</text:span></text:p>
      <text:p text:style-name="P18">Model-based <text:span text:style-name="T58">techniques use machine learning models along with data mining techniques, employing the previous ratings for training. Some of these techniques are Singular Value Decomposition, Non-negative Matrix Factorization, Regression, Clustering and <text:s/>Artificial Neural Networks.</text:span></text:p>
      <text:p text:style-name="P14"/>
      <text:p text:style-name="P30"><text:soft-page-break/><text:span text:style-name="T56">3</text:span>.<text:span text:style-name="T56">2</text:span>.<text:span text:style-name="T34">2</text:span> <text:span text:style-name="T55">Memory-Based Techniques:</text:span></text:p>
      <text:p text:style-name="P17"><text:span text:style-name="T59">Memory based techniques work on the principle of finding most similar users or items to a user or item and then fetching their ratings for predicting the rating given by the user or given to the item. </text:span>The features here <text:span text:style-name="T59">are</text:span> extracted in the form of either item-item similarity matrix or user-user similarity matrix. <text:span text:style-name="T59">There are various ways of creating these similarity matrices. Most common of them are Cosine Similarity, Pearson Correlation Coefficient. Depending upon the applications, the similarity metrics are also mentioned as correlation metrics or distance metrics. Sometimes even K-Nearest Neighbors algorithm is also used to find the nearest or most similar user. The similarity matrix determination methods are discussed below.</text:span></text:p>
      <text:p text:style-name="P15"/>
      <text:p text:style-name="P31"><text:span text:style-name="T56">3</text:span>.<text:span text:style-name="T56">2</text:span>.<text:span text:style-name="T34">2.1</text:span> <text:span text:style-name="T60">Cosine Similarity Measure:</text:span></text:p>
      <text:p text:style-name="P19">Cosine <text:span text:style-name="T80">S</text:span>imilarity <text:span text:style-name="T80">(CS)</text:span> is the measure of similarity between two <text:span text:style-name="T62">n-dimensional </text:span>vectors in a space. <text:span text:style-name="T61">It works by calculating the cosine distance between those two vectors. Cosine distance is the measure of angular distance between the vectors. This measure is widely used in data mining applications where documents are represented in form of vectors using any of the text encoding techniques. The cosine similarity between two vectors u and v is defined as:</text:span></text:p>
      <text:p text:style-name="P19"/>
      <text:p text:style-name="P19"><draw:frame draw:style-name="fr1" draw:name="Object1" text:anchor-type="char" svg:x="0.804cm" svg:y="0cm" svg:width="15.573cm" svg:height="2.429cm" draw:z-index="0"><draw:object xlink:href="./Object 1" xlink:type="simple" xlink:show="embed" xlink:actuate="onLoad"/><draw:image xlink:href="./ObjectReplacements/Object 1" xlink:type="simple" xlink:show="embed" xlink:actuate="onLoad"/></draw:frame></text:p>
      <text:p text:style-name="P16"/>
      <text:p text:style-name="P16"/>
      <text:p text:style-name="P16"/>
      <text:p text:style-name="P16"/>
      <text:p text:style-name="P16"/>
      <text:p text:style-name="P16"><draw:frame draw:style-name="fr2" draw:name="Object2" text:anchor-type="char" svg:x="4.11cm" svg:y="0.22cm" svg:width="6.833cm" svg:height="0.459cm" draw:z-index="1"><draw:object xlink:href="./Object 2" xlink:type="simple" xlink:show="embed" xlink:actuate="onLoad"/><draw:image xlink:href="./ObjectReplacements/Object 2" xlink:type="simple" xlink:show="embed" xlink:actuate="onLoad"/></draw:frame></text:p>
      <text:p text:style-name="P16"/>
      <text:p text:style-name="P32"><text:span text:style-name="T56">3</text:span>.<text:span text:style-name="T56">2</text:span>.<text:span text:style-name="T34">2.2</text:span> <text:span text:style-name="T63">Pearson Correlation Coefficient Measure:</text:span></text:p>
      <text:p text:style-name="P39"><text:span text:style-name="T53">Pearson Correlation Coefficient or bivariate correlation is the measure of linear correlation between two vectors.Its range is [-1,1], where -1 is negative linear correlation, +1 is the positive linear correlation and 0 is the no linear correlation. </text:span><text:span text:style-name="T54">It is represented using multiple ways:</text:span></text:p>
      <text:p text:style-name="P39"><text:span text:style-name="T54"/></text:p>
      <text:p text:style-name="P38"><draw:frame draw:style-name="fr3" draw:name="Object3" text:anchor-type="char" svg:x="1.861cm" svg:y="0.411cm" svg:width="12.483cm" svg:height="2.528cm" draw:z-index="2"><draw:object xlink:href="./Object 3" xlink:type="simple" xlink:show="embed" xlink:actuate="onLoad"/><draw:image xlink:href="./ObjectReplacements/Object 3" xlink:type="simple" xlink:show="embed" xlink:actuate="onLoad"/><svg:desc>formula</svg:desc></draw:frame></text:p>
      <text:p text:style-name="P5"/>
      <text:p text:style-name="P5"/>
      <text:p text:style-name="P5"/>
      <text:p text:style-name="P5"/>
      <text:p text:style-name="P5"/>
      <text:p text:style-name="P5"><draw:frame draw:style-name="fr1" draw:name="Object5" text:anchor-type="char" svg:x="2.485cm" svg:y="0.448cm" svg:width="10.994cm" svg:height="0.531cm" draw:z-index="4"><draw:object xlink:href="./Object 5" xlink:type="simple" xlink:show="embed" xlink:actuate="onLoad"/><draw:image xlink:href="./ObjectReplacements/Object 5" xlink:type="simple" xlink:show="embed" xlink:actuate="onLoad"/></draw:frame></text:p>
      <text:p text:style-name="P5"/>
      <text:p text:style-name="P5"/>
      <text:p text:style-name="P33"><text:span text:style-name="T56">3</text:span>.<text:span text:style-name="T56">2</text:span>.<text:span text:style-name="T34">2.3</text:span> <text:span text:style-name="T76">Improved Cosine Similarity Measure:</text:span></text:p>
      <text:p text:style-name="P44"><text:span text:style-name="T65">I</text:span><text:span text:style-name="T64">mproved Cosine Similarity (ICS) Measure is specifically adjusted as per the requirements of recommender system which is based on the principle “If A is most similar to B, this does not imply that B is also most similar to A”. </text:span><text:span text:style-name="T66">So, if similarity of A is to be found with respect to B, then B’s only those values will be taken into consideration for which values of A are not null or zero. </text:span><text:span text:style-name="T67">Improved Cosine Similarity of </text:span><text:span text:style-name="T78">u</text:span><text:span text:style-name="T67"> with respect to </text:span><text:span text:style-name="T78">v</text:span><text:span text:style-name="T67"> is:</text:span></text:p>
      <text:p text:style-name="P40"/>
      <text:p text:style-name="P40"><draw:frame draw:style-name="fr1" draw:name="Object4" text:anchor-type="char" svg:x="2.895cm" svg:y="0.014cm" svg:width="10.582cm" svg:height="2.429cm" draw:z-index="3"><draw:object xlink:href="./Object 4" xlink:type="simple" xlink:show="embed" xlink:actuate="onLoad"/><draw:image xlink:href="./ObjectReplacements/Object 4" xlink:type="simple" xlink:show="embed" xlink:actuate="onLoad"/><svg:desc>formula</svg:desc></draw:frame></text:p>
      <text:p text:style-name="P40"/>
      <text:p text:style-name="P40"/>
      <text:p text:style-name="P40"/>
      <text:p text:style-name="P40"/>
      <text:p text:style-name="P40"/>
      <text:p text:style-name="P40"><text:soft-page-break/></text:p>
      <text:p text:style-name="P49"><text:span text:style-name="T81">4</text:span> <text:span text:style-name="T89">Demonstration of Implementation Similarity Metrics:</text:span></text:p>
      <text:p text:style-name="P46"><text:span text:style-name="T68">Cosine </text:span><text:span text:style-name="T69">Similarity Metric </text:span><text:span text:style-name="T68">and Improved Cosine Similarity Metric have been implemented below for better understanding:</text:span></text:p>
      <text:p text:style-name="P46"><text:span text:style-name="T68"/></text:p>
      <text:p text:style-name="P45"><text:span text:style-name="T67">L</text:span><text:span text:style-name="T64">et </text:span><text:span text:style-name="T77">u </text:span><text:span text:style-name="T83">be &lt;3,4,5,null,5,5,null,2,null,null,null,null&gt; </text:span><text:span text:style-name="T84">and </text:span><text:span text:style-name="T79">v </text:span><text:span text:style-name="T84">be &lt;4,4,4,5,5,null,1,null,2,null,1,null&gt;.</text:span></text:p>
      <text:p text:style-name="P45"><text:span text:style-name="T84"/></text:p>
      <text:p text:style-name="P47"><draw:frame draw:style-name="fr1" draw:name="Object8" text:anchor-type="char" svg:x="1.356cm" svg:y="0.085cm" svg:width="14.219cm" svg:height="1.171cm" draw:z-index="6"><draw:object xlink:href="./Object 8" xlink:type="simple" xlink:show="embed" xlink:actuate="onLoad"/><draw:image xlink:href="./ObjectReplacements/Object 8" xlink:type="simple" xlink:show="embed" xlink:actuate="onLoad"/><svg:desc>formula</svg:desc></draw:frame></text:p>
      <text:p text:style-name="P45"><text:span text:style-name="T83"/></text:p>
      <text:p text:style-name="P40"/>
      <text:p text:style-name="P40"/>
      <text:p text:style-name="P40"><draw:frame draw:style-name="fr1" draw:name="Object6" text:anchor-type="char" svg:x="1.642cm" svg:y="0.113cm" svg:width="12.915cm" svg:height="1.171cm" draw:z-index="5"><draw:object xlink:href="./Object 6" xlink:type="simple" xlink:show="embed" xlink:actuate="onLoad"/><draw:image xlink:href="./ObjectReplacements/Object 6" xlink:type="simple" xlink:show="embed" xlink:actuate="onLoad"/></draw:frame></text:p>
      <text:p text:style-name="P40"/>
      <text:p text:style-name="P40"/>
      <text:p text:style-name="P40"/>
      <text:p text:style-name="P50"><text:span text:style-name="T86">5</text:span> <text:span text:style-name="T85">Inspiration behind the Improved Cosine Similarity Metric:</text:span></text:p>
      <text:p text:style-name="P48"><text:span text:style-name="T68">I</text:span><text:span text:style-name="T64">mproved Cosine Similarity </text:span><text:span text:style-name="T70">is inspired by the logic that to find similarity of </text:span><text:span text:style-name="T71">vector </text:span><text:span text:style-name="T70">A with re</text:span><text:span text:style-name="T71">s</text:span><text:span text:style-name="T70">pect to </text:span><text:span text:style-name="T71">vector </text:span><text:span text:style-name="T70">B, </text:span><text:span text:style-name="T71">only those values of B play important role for which values of vector A are not null because null values of A are needed to be found later using prediction. </text:span><text:span text:style-name="T72">So, if we use the values of B corresponding to null values of A, then they </text:span><text:span text:style-name="T73">also contribute for those null values which </text:span><text:span text:style-name="T74">if had been present, would also have affected the similarity between vectors A and B. </text:span><text:span text:style-name="T75">This means similarity of A with respect to B is not same as similarity of B with respect to B.</text:span></text:p>
      <text:p text:style-name="P48"><text:span text:style-name="T75"/></text:p>
      <text:p text:style-name="P51"><text:span text:style-name="T88">6</text:span> <text:span text:style-name="T87">Predicting Ratings Using Ratings of Most Similar Users:</text:span></text:p>
      <text:p text:style-name="P51"><text:span text:style-name="T21">There are various methods to compute null ratings using ratings of top n most similar users. </text:span><text:span text:style-name="T23">Mostly used</text:span><text:span text:style-name="T22"> </text:span><text:span text:style-name="T23">methods</text:span><text:span text:style-name="T22"> are </text:span><text:span text:style-name="T23">mean and weighted mean, </text:span><text:span text:style-name="T24">where predicted rating of an item by a user </text:span><text:span text:style-name="T25">is the mean of ratings of that item by most similar users </text:span><text:span text:style-name="T26">while in weighted mean, similarity values are used as weights to compute mean for top n most similar users.</text:span></text:p>
      <text:p text:style-name="P51"><text:span text:style-name="T26"/></text:p>
      <text:p text:style-name="P51"><text:span text:style-name="T26"/></text:p>
      <text:p text:style-name="P48"><text:span text:style-name="T75"/></text:p>
      <text:p text:style-name="P48"><text:span text:style-name="T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Sendnya" svg:font-family="Sendnya"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punctuation-wrap="simple" style:vertical-align="auto"/>
      <style:text-properties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Sendnya" style:font-family-complex="Sendnya" style:font-family-generic-complex="system" style:font-pitch-complex="variable" style:font-size-complex="11pt" style:language-complex="or" style:country-complex="IN"/>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Arial" fo:font-family="Arial"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Footnote" style:family="paragraph" style:parent-style-name="Standard" style:default-outline-level="" style:class="extra"/>
    <style:style style:name="Normal_20_Indent" style:display-name="Normal Indent" style:family="paragraph" style:parent-style-name="Standard" style:default-outline-level="">
      <style:paragraph-properties fo:margin-left="1.27cm" fo:margin-right="0cm" fo:text-indent="0cm" style:auto-text-indent="false"/>
    </style:style>
    <style:style style:name="Default_20_Paragraph_20_Font1" style:display-name="Default Paragraph Font1" style:family="paragraph" style:next-style-name="Standard" style:default-outline-level="">
      <style:paragraph-properties fo:text-align="start" style:justify-single-word="false" fo:orphans="2" fo:widows="2" style:punctuation-wrap="hanging" style:vertical-align="baseline" style:writing-mode="lr-tb"/>
      <style:text-properties style:use-window-font-color="true" style:font-name="Times" fo:font-family="Times" style:font-family-generic="roman" style:font-pitch="variable" fo:font-size="10pt" fo:language="en" fo:country="US" style:letter-kerning="false" style:font-name-asian="PMingLiU" style:font-family-asian="PMingLiU" style:font-family-generic-asian="system" style:font-pitch-asian="variable" style:font-size-asian="10pt" style:language-asian="zh" style:country-asian="TW" style:font-name-complex="Times1" style:font-family-complex="Times" style:font-family-generic-complex="system" style:font-pitch-complex="variable" style:font-size-complex="10pt" style:language-complex="ar" style:country-complex="SA"/>
    </style:style>
    <style:style style:name="Heading_20_3" style:display-name="Heading 3" style:family="paragraph" style:parent-style-name="Standard" style:default-outline-level="3"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weight="bold" style:letter-kerning="false" style:font-name-asian="SimSun" style:font-family-asian="SimSun" style:font-family-generic-asian="system" style:font-pitch-asian="variable" style:font-size-asian="12pt" style:language-asian="en" style:country-asian="I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2pt" fo:language="en" fo:country="IN" fo:font-style="italic" fo:font-weight="bold" style:letter-kerning="false" style:font-name-asian="SimSun" style:font-family-asian="SimSun" style:font-family-generic-asian="system" style:font-pitch-asian="variable" style:font-size-asian="12pt" style:language-asian="en" style:country-asian="IN"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1" style:display-name="Heading 1" style:family="paragraph" style:parent-style-name="Standard" style:default-outline-level="1" style:list-style-name="" style:class="text">
      <style:paragraph-properties fo:margin-top="0.423cm" fo:margin-bottom="0.106cm" loext:contextual-spacing="false" fo:text-align="start" style:justify-single-word="false" fo:orphans="0" fo:widows="0" fo:keep-with-next="always" style:writing-mode="lr-tb"/>
      <style:text-properties style:use-window-font-color="true" style:font-name="Times New Roman" fo:font-family="'Times New Roman'" style:font-family-generic="roman" style:font-pitch="variable" fo:font-size="14pt" fo:language="en" fo:country="IN" fo:font-weight="bold" style:letter-kerning="false" style:font-name-asian="SimSun" style:font-family-asian="SimSu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12" style:display-name="ListLabel 12"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11" style:display-name="ListLabel 1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10" style:display-name="ListLabel 10"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9" style:display-name="ListLabel 9"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8" style:display-name="ListLabel 8"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7" style:display-name="ListLabel 7"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6" style:display-name="ListLabel 6"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5" style:display-name="ListLabel 5"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ListLabel_20_4" style:display-name="ListLabel 4" style:family="text">
      <style:text-properties style:font-name="Times New Roman" fo:font-family="'Times New Roman'" style:font-family-generic="roman" style:font-pitch="variable" fo:font-size="8pt" style:text-underline-style="none" style:font-size-asian="8pt" style:font-name-complex="Times New Roman1" style:font-family-complex="'Times New Roman'" style:font-family-generic-complex="system" style:font-pitch-complex="variable" style:font-size-complex="8pt"/>
    </style:style>
    <style:style style:name="ListLabel_20_3" style:display-name="ListLabel 3"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font-style-complex="italic"/>
    </style:style>
    <style:style style:name="ListLabel_20_2" style:display-name="ListLabel 2" style:family="text">
      <style:text-properties style:font-name="Times New Roman" fo:font-family="'Times New Roman'" style:font-family-generic="roman" style:font-pitch="variable" fo:font-size="8pt" fo:language="en" fo:country="IN" fo:font-style="italic" style:text-underline-style="none" style:font-size-asian="8pt" style:font-style-asian="italic" style:font-name-complex="Times New Roman1" style:font-family-complex="'Times New Roman'" style:font-family-generic-complex="system" style:font-pitch-complex="variable" style:font-size-complex="8pt" style:font-style-complex="italic"/>
    </style:style>
    <style:style style:name="ListLabel_20_1" style:display-name="ListLabel 1" style:family="text">
      <style:text-properties style:font-name="Times New Roman" fo:font-family="'Times New Roman'" style:font-family-generic="roman" style:font-pitch="variable" fo:font-size="8pt" fo:language="en" fo:country="IN" style:text-underline-style="none" style:font-size-asian="8pt" style:font-name-complex="Times New Roman1" style:font-family-complex="'Times New Roman'" style:font-family-generic-complex="system" style:font-pitch-complex="variable" style:font-size-complex="8pt"/>
    </style:style>
    <style:style style:name="Unresolved_20_Mention" style:display-name="Unresolved Mention" style:family="text" style:parent-style-name="Default_20_Paragraph_20_Font">
      <style:text-properties fo:color="#605e5c" fo:background-color="#e1dfdd"/>
    </style:style>
    <style:style style:name="Footer_20_Char" style:display-name="Foot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language="en" fo:country="AU"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Strong" style:family="text">
      <style:text-properties fo:font-weight="bold" style:font-weight-asian="bold" style:font-weight-complex="bold"/>
    </style:style>
    <style:style style:name="Internet_20_link" style:display-name="Internet link" style:family="text">
      <style:text-properties style:use-window-font-color="true" style:text-underline-style="solid" style:text-underline-width="auto" style:text-underline-color="font-color"/>
    </style:style>
    <style:style style:name="nsfaddress" style:family="text" style:parent-style-name="Default_20_Paragraph_20_Font"/>
    <style:style style:name="Default_20_Paragraph_20_Font" style:display-name="Default Paragraph Font" style:family="text"/>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3:41:33.293015096</meta:creation-date>
    <dc:date>2019-12-03T20:18:23.674458345</dc:date>
    <meta:editing-duration>PT9H38M47S</meta:editing-duration>
    <meta:editing-cycles>274</meta:editing-cycles>
    <meta:generator>LibreOffice/6.0.7.3$Linux_X86_64 LibreOffice_project/00m0$Build-3</meta:generator>
    <meta:document-statistic meta:table-count="0" meta:image-count="0" meta:object-count="7" meta:page-count="4" meta:paragraph-count="41" meta:word-count="1632" meta:character-count="10267" meta:non-whitespace-character-count="8674"/>
  </office:meta>
</office:document-meta>
</file>

<file path=Object 1/content.xml><?xml version="1.0" encoding="utf-8"?>
<math xmlns="http://www.w3.org/1998/Math/MathML" display="block">
  <semantics>
    <mrow>
      <mrow>
        <mrow>
          <mi mathvariant="italic">CS</mi>
          <mrow>
            <mo fence="true" stretchy="false">(</mo>
            <mrow>
              <mrow>
                <mi>u</mi>
                <mi>,</mi>
                <mi>v</mi>
              </mrow>
            </mrow>
            <mo fence="true" stretchy="false">)</mo>
          </mrow>
        </mrow>
        <mo stretchy="false">=</mo>
        <mfrac>
          <mrow>
            <mover accent="true">
              <mi>u</mi>
              <mo stretchy="false">⃗</mo>
            </mover>
            <mo stretchy="false">⋅</mo>
            <mover accent="true">
              <mi>v</mi>
              <mo stretchy="false">⃗</mo>
            </mover>
          </mrow>
          <mrow>
            <mrow>
              <mo fence="true" stretchy="false">|</mo>
              <mrow>
                <mover accent="true">
                  <mi>u</mi>
                  <mo stretchy="false">⃗</mo>
                </mover>
              </mrow>
              <mo fence="true" stretchy="false">|</mo>
            </mrow>
            <mo stretchy="false">∗</mo>
            <mrow>
              <mo fence="true" stretchy="false">|</mo>
              <mrow>
                <mover accent="true">
                  <mi>v</mi>
                  <mo stretchy="false">⃗</mo>
                </mover>
              </mrow>
              <mo fence="true" stretchy="false">|</mo>
            </mrow>
          </mrow>
        </mfrac>
        <mo stretchy="false">=</mo>
        <mfrac>
          <mrow>
            <munderover>
              <mo stretchy="false">∑</mo>
              <mn>1</mn>
              <mi>n</mi>
            </munderover>
            <mrow>
              <msub>
                <mi>r</mi>
                <mrow>
                  <mi>u</mi>
                  <mi>,</mi>
                  <mi>i</mi>
                </mrow>
              </msub>
              <msub>
                <mi>r</mi>
                <mrow>
                  <mi>v</mi>
                  <mi>,</mi>
                  <mi>i</mi>
                </mrow>
              </msub>
            </mrow>
          </mrow>
          <mrow>
            <msqrt>
              <mrow>
                <munderover>
                  <mo stretchy="false">∑</mo>
                  <mn>1</mn>
                  <mi>n</mi>
                </munderover>
                <msubsup>
                  <mi>r</mi>
                  <mrow>
                    <mi>u</mi>
                    <mi>,</mi>
                    <mi>i</mi>
                  </mrow>
                  <mn>2</mn>
                </msubsup>
              </mrow>
            </msqrt>
            <mo stretchy="false">∗</mo>
            <msqrt>
              <mrow>
                <munderover>
                  <mo stretchy="false">∑</mo>
                  <mn>1</mn>
                  <mi>n</mi>
                </munderover>
                <msubsup>
                  <mi>r</mi>
                  <mrow>
                    <mi>v</mi>
                    <mi>,</mi>
                    <mi>i</mi>
                  </mrow>
                  <mn>2</mn>
                </msubsup>
              </mrow>
            </msqrt>
          </mrow>
        </mfrac>
      </mrow>
      <mi>,</mi>
      <mi mathvariant="italic">where</mi>
      <msub>
        <mi>r</mi>
        <mi>u</mi>
      </msub>
      <mi>,</mi>
      <msub>
        <mi>r</mi>
        <mi>i</mi>
      </msub>
      <mi mathvariant="italic">are</mi>
      <mi mathvariant="italic">the</mi>
      <mi mathvariant="italic">ratings</mi>
      <mi mathvariant="italic">of</mi>
      <mi mathvariant="italic">vectors</mi>
      <mi>u</mi>
      <mi>,</mi>
      <mi>v</mi>
      <mi mathvariant="italic">respectively</mi>
    </mrow>
    <annotation encoding="StarMath 5.0">{CS(u,v)}={vec u cdot vec v}over{lline  vec u rline*lline vec v rline} = sum from 1 to n{r_{u,i}r_{v,i}}over{sqrt{sum from 1 to n{r_{u,i}^2}}*sqrt{sum from 1 to n {r_{v,i}^2}}}, where r_u, r_i are the ratings of vectors u, v respectively</annotation>
  </semantics>
</math>
</file>

<file path=Object 2/content.xml><?xml version="1.0" encoding="utf-8"?>
<math xmlns="http://www.w3.org/1998/Math/MathML" display="block">
  <semantics>
    <mrow>
      <mi mathvariant="italic">Cosine</mi>
      <mrow>
        <mi mathvariant="italic">Distance</mi>
        <mo stretchy="false">=</mo>
        <mrow>
          <mn>1</mn>
          <mo stretchy="false">−</mo>
          <mi mathvariant="italic">Cosine</mi>
        </mrow>
      </mrow>
      <mi mathvariant="italic">Similarity</mi>
    </mrow>
    <annotation encoding="StarMath 5.0">Cosine Distance = 1-Cosine Similarity</annotation>
  </semantics>
</math>
</file>

<file path=Object 3/content.xml><?xml version="1.0" encoding="utf-8"?>
<math xmlns="http://www.w3.org/1998/Math/MathML" display="block">
  <semantics>
    <mrow>
      <msub>
        <mi>ρ</mi>
        <mrow>
          <mi>u</mi>
          <mi>,</mi>
          <mi>v</mi>
        </mrow>
      </msub>
      <mo stretchy="false">=</mo>
      <mfrac>
        <mrow>
          <mi mathvariant="italic">cov</mi>
          <mrow>
            <mo fence="true" stretchy="false">(</mo>
            <mrow>
              <mrow>
                <mi>u</mi>
                <mi>,</mi>
                <mi>v</mi>
              </mrow>
            </mrow>
            <mo fence="true" stretchy="false">)</mo>
          </mrow>
        </mrow>
        <mrow>
          <msub>
            <mi>σ</mi>
            <mi>u</mi>
          </msub>
          <msub>
            <mi>σ</mi>
            <mi>v</mi>
          </msub>
        </mrow>
      </mfrac>
      <mo stretchy="false">=</mo>
      <mfrac>
        <mrow>
          <mi>E</mi>
          <mrow>
            <mo fence="true" stretchy="false">[</mo>
            <mrow>
              <mrow>
                <mrow>
                  <mo fence="true" stretchy="false">(</mo>
                  <mrow>
                    <mrow>
                      <msub>
                        <mi>r</mi>
                        <mi>u</mi>
                      </msub>
                      <mo stretchy="false">−</mo>
                      <msub>
                        <mi>μ</mi>
                        <mi>u</mi>
                      </msub>
                    </mrow>
                  </mrow>
                  <mo fence="true" stretchy="false">)</mo>
                </mrow>
                <mi>,</mi>
                <mrow>
                  <mo fence="true" stretchy="false">(</mo>
                  <mrow>
                    <mrow>
                      <msub>
                        <mi>r</mi>
                        <mi>v</mi>
                      </msub>
                      <mo stretchy="false">−</mo>
                      <msub>
                        <mi>μ</mi>
                        <mi>v</mi>
                      </msub>
                    </mrow>
                  </mrow>
                  <mo fence="true" stretchy="false">)</mo>
                </mrow>
              </mrow>
            </mrow>
            <mo fence="true" stretchy="false">]</mo>
          </mrow>
        </mrow>
        <mrow>
          <msub>
            <mi>σ</mi>
            <mi>u</mi>
          </msub>
          <msub>
            <mi>σ</mi>
            <mi>v</mi>
          </msub>
        </mrow>
      </mfrac>
      <mo stretchy="false">=</mo>
      <mfrac>
        <mrow>
          <munderover>
            <mo stretchy="false">∑</mo>
            <mn>1</mn>
            <mi>n</mi>
          </munderover>
          <mrow>
            <mrow>
              <mo fence="true" stretchy="false">(</mo>
              <mrow>
                <mrow>
                  <msub>
                    <mi>r</mi>
                    <mrow>
                      <mi>u</mi>
                      <mi>,</mi>
                      <mi>i</mi>
                    </mrow>
                  </msub>
                  <mo stretchy="false">−</mo>
                  <mover accent="true">
                    <msub>
                      <mi>r</mi>
                      <mi>u</mi>
                    </msub>
                    <mo stretchy="false">¯</mo>
                  </mover>
                </mrow>
              </mrow>
              <mo fence="true" stretchy="false">)</mo>
            </mrow>
            <mrow>
              <mo fence="true" stretchy="false">(</mo>
              <mrow>
                <mrow>
                  <msub>
                    <mi>r</mi>
                    <mrow>
                      <mi>v</mi>
                      <mi>,</mi>
                      <mi>i</mi>
                    </mrow>
                  </msub>
                  <mo stretchy="false">−</mo>
                  <mover accent="true">
                    <msub>
                      <mi>r</mi>
                      <mi>v</mi>
                    </msub>
                    <mo stretchy="false">¯</mo>
                  </mover>
                </mrow>
              </mrow>
              <mo fence="true" stretchy="false">)</mo>
            </mrow>
          </mrow>
        </mrow>
        <mrow>
          <msqrt>
            <mrow>
              <munderover>
                <mo stretchy="false">∑</mo>
                <mn>1</mn>
                <mi>n</mi>
              </munderover>
              <msup>
                <mrow>
                  <mo fence="true" stretchy="false">(</mo>
                  <mrow>
                    <mrow>
                      <msub>
                        <mi>r</mi>
                        <mrow>
                          <mi>u</mi>
                          <mi>,</mi>
                          <mi>i</mi>
                        </mrow>
                      </msub>
                      <mo stretchy="false">−</mo>
                      <mover accent="true">
                        <msub>
                          <mi>r</mi>
                          <mi>u</mi>
                        </msub>
                        <mo stretchy="false">¯</mo>
                      </mover>
                    </mrow>
                  </mrow>
                  <mo fence="true" stretchy="false">)</mo>
                </mrow>
                <mn>2</mn>
              </msup>
            </mrow>
          </msqrt>
          <mo stretchy="false">∗</mo>
          <msqrt>
            <mrow>
              <munderover>
                <mo stretchy="false">∑</mo>
                <mn>1</mn>
                <mi>n</mi>
              </munderover>
              <msup>
                <mrow>
                  <mo fence="true" stretchy="false">(</mo>
                  <mrow>
                    <mrow>
                      <msub>
                        <mi>r</mi>
                        <mrow>
                          <mi>v</mi>
                          <mi>,</mi>
                          <mi>i</mi>
                        </mrow>
                      </msub>
                      <mo stretchy="false">−</mo>
                      <mover accent="true">
                        <msub>
                          <mi>r</mi>
                          <mi>v</mi>
                        </msub>
                        <mo stretchy="false">¯</mo>
                      </mover>
                    </mrow>
                  </mrow>
                  <mo fence="true" stretchy="false">)</mo>
                </mrow>
                <mn>2</mn>
              </msup>
            </mrow>
          </msqrt>
        </mrow>
      </mfrac>
    </mrow>
    <annotation encoding="StarMath 5.0">{%rho_{u,v}}={cov(u,v)}over{%sigma_{u}%sigma_{v}}={E[(r_u-%mu_u),(r_v-%mu_v)]}over{%sigma_{u}%sigma_{v}}=sum from 1 to n{{(r_{u,i}-bar{r_u})}{(r_{v,i}-bar{r_v})}}over{sqrt{sum from 1 to n{{(r_{u,i}-bar{r_u})^2}}}*sqrt{sum from 1 to n {{(r_{v,i}-bar{r_v})^2}}}}</annotation>
  </semantics>
</math>
</file>

<file path=Object 4/content.xml><?xml version="1.0" encoding="utf-8"?>
<math xmlns="http://www.w3.org/1998/Math/MathML" display="block">
  <semantics>
    <mrow>
      <mrow>
        <mrow>
          <mi mathvariant="italic">ICS</mi>
          <mrow>
            <mo fence="true" stretchy="false">(</mo>
            <mrow>
              <mrow>
                <mi>u</mi>
                <mi>,</mi>
                <mi>v</mi>
              </mrow>
            </mrow>
            <mo fence="true" stretchy="false">)</mo>
          </mrow>
        </mrow>
        <mo stretchy="false">=</mo>
        <mfrac>
          <mrow>
            <munderover>
              <mo stretchy="false">∑</mo>
              <mrow>
                <mi>i</mi>
                <mo stretchy="false">=</mo>
                <mn>1</mn>
              </mrow>
              <mi>n</mi>
            </munderover>
            <mrow>
              <msub>
                <mi>r</mi>
                <mrow>
                  <mi>u</mi>
                  <mi>,</mi>
                  <mi>i</mi>
                </mrow>
              </msub>
              <msub>
                <mi>r</mi>
                <mrow>
                  <mi>k</mi>
                  <mi>,</mi>
                  <mi>i</mi>
                </mrow>
              </msub>
            </mrow>
          </mrow>
          <mrow>
            <msqrt>
              <mrow>
                <munderover>
                  <mo stretchy="false">∑</mo>
                  <mrow>
                    <mi>i</mi>
                    <mo stretchy="false">=</mo>
                    <mn>1</mn>
                  </mrow>
                  <mi>n</mi>
                </munderover>
                <msubsup>
                  <mi>r</mi>
                  <mrow>
                    <mi>u</mi>
                    <mi>,</mi>
                    <mi>i</mi>
                  </mrow>
                  <mn>2</mn>
                </msubsup>
              </mrow>
            </msqrt>
            <mo stretchy="false">∗</mo>
            <msqrt>
              <mrow>
                <munderover>
                  <mo stretchy="false">∑</mo>
                  <mrow>
                    <mi>i</mi>
                    <mo stretchy="false">=</mo>
                    <mn>1</mn>
                  </mrow>
                  <mi>n</mi>
                </munderover>
                <msubsup>
                  <mi>r</mi>
                  <mrow>
                    <mi>k</mi>
                    <mi>,</mi>
                    <mi>i</mi>
                  </mrow>
                  <mn>2</mn>
                </msubsup>
              </mrow>
            </msqrt>
          </mrow>
        </mfrac>
      </mrow>
      <mi mathvariant="italic">where</mi>
      <mrow>
        <mi>k</mi>
        <mo stretchy="false">=</mo>
        <mrow>
          <mi>u</mi>
          <mo stretchy="false">∩</mo>
          <mi>v</mi>
        </mrow>
      </mrow>
      <mi>,</mi>
      <mrow>
        <mi>u</mi>
        <mo stretchy="false">∉</mo>
        <mi mathvariant="italic">null</mi>
      </mrow>
      <mi>,</mi>
      <mrow>
        <mi>v</mi>
        <mo stretchy="false">∉</mo>
        <mi mathvariant="italic">null</mi>
      </mrow>
    </mrow>
    <annotation encoding="StarMath 5.0"> {ICS(u,v)}=sum from i=1 to n{r_{u,i}r_{k,i}}over{sqrt{sum from i=1 to n{r_{u,i}^2}}*sqrt{sum from i=1 to n {r_{k,i}^2}}}   where k=u intersection v , u notin null,v notin null </annotation>
  </semantics>
</math>
</file>

<file path=Object 5/content.xml><?xml version="1.0" encoding="utf-8"?>
<math xmlns="http://www.w3.org/1998/Math/MathML" display="block">
  <semantics>
    <mrow>
      <mi>,</mi>
      <mi mathvariant="italic">where</mi>
      <mover accent="true">
        <msub>
          <mi>r</mi>
          <mi>u</mi>
        </msub>
        <mo stretchy="false">¯</mo>
      </mover>
      <mi>,</mi>
      <mover accent="true">
        <msub>
          <mi>r</mi>
          <mi>i</mi>
        </msub>
        <mo stretchy="false">¯</mo>
      </mover>
      <mi mathvariant="italic">are</mi>
      <mi mathvariant="italic">the</mi>
      <mrow>
        <mi mathvariant="italic">mean</mi>
        <mo stretchy="false">/</mo>
        <mi mathvariant="italic">averages</mi>
      </mrow>
      <mi mathvariant="italic">of</mi>
      <mi mathvariant="italic">ratings</mi>
      <mi mathvariant="italic">of</mi>
      <mi>u</mi>
      <mi>,</mi>
      <mi>v</mi>
      <mi mathvariant="italic">respectively</mi>
    </mrow>
    <annotation encoding="StarMath 5.0">{,where  bar r_u,bar r_i are the mean/ averages of ratings of u,v respectively}</annotation>
  </semantics>
</math>
</file>

<file path=Object 6/content.xml><?xml version="1.0" encoding="utf-8"?>
<math xmlns="http://www.w3.org/1998/Math/MathML" display="block">
  <semantics>
    <mrow>
      <mi mathvariant="italic">I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row>
                </mrow>
                <mo fence="true" stretchy="false">)</mo>
              </mrow>
            </msqrt>
          </mrow>
        </mfrac>
        <mo stretchy="false">=</mo>
        <mfrac>
          <mn>73</mn>
          <mrow>
            <msqrt>
              <mn>104</mn>
            </msqrt>
            <mo stretchy="false">∗</mo>
            <msqrt>
              <mn>73</mn>
            </msqrt>
          </mrow>
        </mfrac>
        <mo stretchy="false">=</mo>
        <mn>0.837</mn>
      </mrow>
    </mrow>
    <annotation encoding="StarMath 5.0">ICS(u,v)={(3*4)+(4*4)+(5*4)+(5*5)} over {sqrt(3^2+4^2+5^2+5^2+5^2+2^2)sqrt(4^2+4^2+4^2+5^2)}={73}over{sqrt104*sqrt73}=0.837</annotation>
  </semantics>
</math>
</file>

<file path=Object 8/content.xml><?xml version="1.0" encoding="utf-8"?>
<math xmlns="http://www.w3.org/1998/Math/MathML" display="block">
  <semantics>
    <mrow>
      <mi mathvariant="italic">CS</mi>
      <mrow>
        <mrow>
          <mo fence="true" stretchy="false">(</mo>
          <mrow>
            <mrow>
              <mi>u</mi>
              <mi>,</mi>
              <mi>v</mi>
            </mrow>
          </mrow>
          <mo fence="true" stretchy="false">)</mo>
        </mrow>
        <mo stretchy="false">=</mo>
        <mfrac>
          <mrow>
            <mrow>
              <mo fence="true" stretchy="false">(</mo>
              <mrow>
                <mrow>
                  <mn>3</mn>
                  <mo stretchy="false">∗</mo>
                  <mn>4</mn>
                </mrow>
              </mrow>
              <mo fence="true" stretchy="false">)</mo>
            </mrow>
            <mo stretchy="false">+</mo>
            <mrow>
              <mo fence="true" stretchy="false">(</mo>
              <mrow>
                <mrow>
                  <mn>4</mn>
                  <mo stretchy="false">∗</mo>
                  <mn>4</mn>
                </mrow>
              </mrow>
              <mo fence="true" stretchy="false">)</mo>
            </mrow>
            <mo stretchy="false">+</mo>
            <mrow>
              <mo fence="true" stretchy="false">(</mo>
              <mrow>
                <mrow>
                  <mn>5</mn>
                  <mo stretchy="false">∗</mo>
                  <mn>4</mn>
                </mrow>
              </mrow>
              <mo fence="true" stretchy="false">)</mo>
            </mrow>
            <mo stretchy="false">+</mo>
            <mrow>
              <mo fence="true" stretchy="false">(</mo>
              <mrow>
                <mrow>
                  <mn>5</mn>
                  <mo stretchy="false">∗</mo>
                  <mn>5</mn>
                </mrow>
              </mrow>
              <mo fence="true" stretchy="false">)</mo>
            </mrow>
          </mrow>
          <mrow>
            <msqrt>
              <mrow>
                <mo fence="true" stretchy="false">(</mo>
                <mrow>
                  <mrow>
                    <msup>
                      <mn>3</mn>
                      <mn>2</mn>
                    </msup>
                    <mo stretchy="false">+</mo>
                    <msup>
                      <mn>4</mn>
                      <mn>2</mn>
                    </msup>
                    <mo stretchy="false">+</mo>
                    <msup>
                      <mn>5</mn>
                      <mn>2</mn>
                    </msup>
                    <mo stretchy="false">+</mo>
                    <msup>
                      <mn>5</mn>
                      <mn>2</mn>
                    </msup>
                    <mo stretchy="false">+</mo>
                    <msup>
                      <mn>5</mn>
                      <mn>2</mn>
                    </msup>
                    <mo stretchy="false">+</mo>
                    <msup>
                      <mn>2</mn>
                      <mn>2</mn>
                    </msup>
                  </mrow>
                </mrow>
                <mo fence="true" stretchy="false">)</mo>
              </mrow>
            </msqrt>
            <msqrt>
              <mrow>
                <mo fence="true" stretchy="false">(</mo>
                <mrow>
                  <mrow>
                    <msup>
                      <mn>4</mn>
                      <mn>2</mn>
                    </msup>
                    <mo stretchy="false">+</mo>
                    <msup>
                      <mn>4</mn>
                      <mn>2</mn>
                    </msup>
                    <mo stretchy="false">+</mo>
                    <msup>
                      <mn>4</mn>
                      <mn>2</mn>
                    </msup>
                    <mo stretchy="false">+</mo>
                    <msup>
                      <mn>5</mn>
                      <mn>2</mn>
                    </msup>
                    <mo stretchy="false">+</mo>
                    <msup>
                      <mn>1</mn>
                      <mn>2</mn>
                    </msup>
                    <mo stretchy="false">+</mo>
                    <msup>
                      <mn>2</mn>
                      <mn>2</mn>
                    </msup>
                  </mrow>
                </mrow>
                <mo fence="true" stretchy="false">)</mo>
              </mrow>
            </msqrt>
          </mrow>
        </mfrac>
        <mo stretchy="false">=</mo>
        <mfrac>
          <mn>73</mn>
          <mrow>
            <msqrt>
              <mn>104</mn>
            </msqrt>
            <mo stretchy="false">∗</mo>
            <msqrt>
              <mn>78</mn>
            </msqrt>
          </mrow>
        </mfrac>
        <mo stretchy="false">=</mo>
        <mn>0.8105</mn>
      </mrow>
    </mrow>
    <annotation encoding="StarMath 5.0">CS(u,v)={(3*4)+(4*4)+(5*4)+(5*5)} over {sqrt(3^2+4^2+5^2+5^2+5^2+2^2)sqrt(4^2+4^2+4^2+5^2+1^2+2^2)}={73}over{sqrt104*sqrt78}=0.8105</annotation>
  </semantics>
</math>
</file>